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18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18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3pt" officeooo:rsid="00c30ab1" officeooo:paragraph-rsid="00c30ab1" style:font-size-asian="13pt" style:font-size-complex="13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3pt" officeooo:rsid="00c68c9e" officeooo:paragraph-rsid="00c68c9e" style:font-size-asian="13pt" style:font-size-complex="13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rsid="00c68c9e" officeooo:paragraph-rsid="00c68c9e" style:font-size-asian="13pt" style:font-size-complex="13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rsid="00d3f640" officeooo:paragraph-rsid="00d3f640" style:font-size-asian="13pt" style:font-size-complex="13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rsid="00be4ea2" officeooo:paragraph-rsid="00be4ea2" style:font-size-asian="13pt" style:font-size-complex="13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c15a61" officeooo:paragraph-rsid="00c15a61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officeooo:rsid="00c30ab1" officeooo:paragraph-rsid="00c30ab1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2pt" fo:font-weight="bold" officeooo:rsid="00c9e0e8" officeooo:paragraph-rsid="00c9e0e8" style:font-size-asian="22pt" style:font-weight-asian="bold" style:font-size-complex="2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2pt" fo:font-weight="bold" officeooo:rsid="00c4827f" officeooo:paragraph-rsid="00c4827f" style:font-size-asian="22pt" style:font-weight-asian="bold" style:font-size-complex="2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10pt" style:text-underline-style="none" fo:font-weight="normal" officeooo:rsid="00bddfdf" officeooo:paragraph-rsid="00dead6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c4827f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c4827f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c4827f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c714ed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dbadce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c8343d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dcfdf5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dcfdf5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4215bd" officeooo:paragraph-rsid="00e6711c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c714ed" officeooo:paragraph-rsid="00c714ed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c714ed" officeooo:paragraph-rsid="00c714ed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c714ed" officeooo:paragraph-rsid="00e6711c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99dc9" officeooo:paragraph-rsid="00d99dc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99dc9" officeooo:paragraph-rsid="00e6711c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c8343d" officeooo:paragraph-rsid="00c8343d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c8343d" officeooo:paragraph-rsid="00e6711c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a78e1" officeooo:paragraph-rsid="00da78e1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a78e1" officeooo:paragraph-rsid="00e6711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badce" officeooo:paragraph-rsid="00dbadc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badce" officeooo:paragraph-rsid="00dbadce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badce" officeooo:paragraph-rsid="00e6711c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cfdf5" officeooo:paragraph-rsid="00dcfdf5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cfdf5" officeooo:paragraph-rsid="00c8343d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ead66" officeooo:paragraph-rsid="00dead66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normal" officeooo:rsid="00dead66" officeooo:paragraph-rsid="00e6711c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bold" officeooo:rsid="00c714ed" officeooo:paragraph-rsid="00c714ed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fo:font-size="9pt" style:text-underline-style="none" fo:font-weight="bold" officeooo:rsid="00c8343d" officeooo:paragraph-rsid="00c8343d" style:font-size-asian="9pt" style:font-weight-asian="bold" style:font-size-complex="9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officeooo:rsid="00c68c9e" officeooo:paragraph-rsid="00c68c9e" style:font-size-asian="9pt" style:font-size-complex="9pt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714ed" officeooo:paragraph-rsid="00c714ed" style:font-size-asian="9pt" style:font-size-complex="9pt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15a61" officeooo:paragraph-rsid="00c15a61" style:font-size-asian="9pt" style:font-size-complex="9pt"/>
    </style:style>
    <style:style style:name="P4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5a61" officeooo:paragraph-rsid="00c15a61" style:font-size-asian="9pt" style:font-size-complex="9pt"/>
    </style:style>
    <style:style style:name="P4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15a61" officeooo:paragraph-rsid="00c15a61" style:font-size-asian="9pt" style:font-size-complex="9pt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15a61" officeooo:paragraph-rsid="00c30ab1" style:font-size-asian="9pt" style:font-size-complex="9pt"/>
    </style:style>
    <style:style style:name="P4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5a61" officeooo:paragraph-rsid="00c30ab1" style:font-size-asian="9pt" style:font-size-complex="9pt"/>
    </style:style>
    <style:style style:name="P4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5a61" officeooo:paragraph-rsid="00d5eede" style:font-size-asian="9pt" style:font-size-complex="9pt"/>
    </style:style>
    <style:style style:name="P4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5a61" officeooo:paragraph-rsid="00e4f090" style:font-size-asian="9pt" style:font-size-complex="9pt"/>
    </style:style>
    <style:style style:name="P4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15a61" officeooo:paragraph-rsid="00e4f090" style:font-size-asian="9pt" style:font-size-complex="9pt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3f640" officeooo:paragraph-rsid="00d3f640" style:font-size-asian="9pt" style:font-size-complex="9pt"/>
    </style:style>
    <style:style style:name="P4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3f640" officeooo:paragraph-rsid="00e4f090" style:font-size-asian="9pt" style:font-size-complex="9pt"/>
    </style:style>
    <style:style style:name="P5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4de20" officeooo:paragraph-rsid="00d4de20" style:font-size-asian="9pt" style:font-size-complex="9pt"/>
    </style:style>
    <style:style style:name="P5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d4de20" officeooo:paragraph-rsid="00d4de20" style:font-size-asian="9pt" style:font-size-complex="9pt"/>
    </style:style>
    <style:style style:name="P5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4de20" officeooo:paragraph-rsid="00d4de20" style:font-size-asian="9pt" style:font-size-complex="9pt"/>
    </style:style>
    <style:style style:name="P53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4de20" officeooo:paragraph-rsid="00e4f090" style:font-size-asian="9pt" style:font-size-complex="9pt"/>
    </style:style>
    <style:style style:name="P5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d1202" officeooo:paragraph-rsid="00d4de20" style:font-size-asian="9pt" style:font-size-complex="9pt"/>
    </style:style>
    <style:style style:name="P55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d1202" officeooo:paragraph-rsid="00e4f090" style:font-size-asian="9pt" style:font-size-complex="9pt"/>
    </style:style>
    <style:style style:name="P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5eede" officeooo:paragraph-rsid="00d5eede" style:font-size-asian="9pt" style:font-size-complex="9pt"/>
    </style:style>
    <style:style style:name="P5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5eede" officeooo:paragraph-rsid="00e4f090" style:font-size-asian="9pt" style:font-size-complex="9pt"/>
    </style:style>
    <style:style style:name="P5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e2b6" officeooo:paragraph-rsid="00d5eede" style:font-size-asian="9pt" style:font-size-complex="9pt"/>
    </style:style>
    <style:style style:name="P5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1e2b6" officeooo:paragraph-rsid="00d5eede" style:font-size-asian="9pt" style:font-size-complex="9pt"/>
    </style:style>
    <style:style style:name="P6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d7e89" officeooo:paragraph-rsid="00cd7e89" style:font-size-asian="9pt" style:font-size-complex="9pt"/>
    </style:style>
    <style:style style:name="P6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d7e89" officeooo:paragraph-rsid="00cd7e89" style:font-size-asian="9pt" style:font-size-complex="9pt"/>
    </style:style>
    <style:style style:name="P6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d7e89" officeooo:paragraph-rsid="00dedacf" style:font-size-asian="9pt" style:font-size-complex="9pt"/>
    </style:style>
    <style:style style:name="P63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d7e89" officeooo:paragraph-rsid="00dedacf" style:font-size-asian="9pt" style:font-size-complex="9pt"/>
    </style:style>
    <style:style style:name="P6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d7e89" officeooo:paragraph-rsid="00e70294" style:font-size-asian="9pt" style:font-size-complex="9pt"/>
    </style:style>
    <style:style style:name="P6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size="9pt" officeooo:rsid="00cd7e89" officeooo:paragraph-rsid="00e70294" style:font-size-asian="9pt" style:font-size-complex="9pt"/>
    </style:style>
    <style:style style:name="P6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dedacf" officeooo:paragraph-rsid="00dedacf" style:font-size-asian="9pt" style:font-size-complex="9pt"/>
    </style:style>
    <style:style style:name="P6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edacf" officeooo:paragraph-rsid="00e70294" style:font-size-asian="9pt" style:font-size-complex="9pt"/>
    </style:style>
    <style:style style:name="P6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be4ea2" officeooo:paragraph-rsid="00cd7e89" style:font-size-asian="9pt" style:font-size-complex="9pt"/>
    </style:style>
    <style:style style:name="P6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be4ea2" officeooo:paragraph-rsid="00d06538" style:font-size-asian="9pt" style:font-size-complex="9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officeooo:rsid="00be4ea2" officeooo:paragraph-rsid="00be4ea2" style:font-size-asian="9pt" style:font-size-complex="9pt"/>
    </style:style>
    <style:style style:name="P7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be4ea2" officeooo:paragraph-rsid="00cf704e" style:font-size-asian="9pt" style:font-size-complex="9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officeooo:rsid="00be4ea2" officeooo:paragraph-rsid="00cf704e" style:font-size-asian="9pt" style:font-size-complex="9pt"/>
    </style:style>
    <style:style style:name="P73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be4ea2" officeooo:paragraph-rsid="00e70294" style:font-size-asian="9pt" style:font-size-complex="9pt"/>
    </style:style>
    <style:style style:name="P74" style:family="paragraph" style:parent-style-name="Standard">
      <style:paragraph-properties fo:margin-left="6.253cm" fo:margin-right="0cm" fo:text-align="justify" style:justify-single-word="false" fo:text-indent="0cm" style:auto-text-indent="false"/>
      <style:text-properties fo:font-size="9pt" officeooo:rsid="00be4ea2" officeooo:paragraph-rsid="00e70294" style:font-size-asian="9pt" style:font-size-complex="9pt"/>
    </style:style>
    <style:style style:name="P7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size="9pt" officeooo:rsid="00d06538" officeooo:paragraph-rsid="00d06538" style:font-size-asian="9pt" style:font-size-complex="9pt"/>
    </style:style>
    <style:style style:name="P7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06538" officeooo:paragraph-rsid="00d06538" style:font-size-asian="9pt" style:font-size-complex="9pt"/>
    </style:style>
    <style:style style:name="P7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d06538" officeooo:paragraph-rsid="00d06538" style:font-size-asian="9pt" style:font-size-complex="9pt"/>
    </style:style>
    <style:style style:name="P7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d06538" officeooo:paragraph-rsid="00d335c6" style:font-size-asian="9pt" style:font-size-complex="9pt"/>
    </style:style>
    <style:style style:name="P7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06538" officeooo:paragraph-rsid="00e70294" style:font-size-asian="9pt" style:font-size-complex="9pt"/>
    </style:style>
    <style:style style:name="P8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f704e" officeooo:paragraph-rsid="00cf704e" style:font-size-asian="9pt" style:font-size-complex="9pt"/>
    </style:style>
    <style:style style:name="P8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f704e" officeooo:paragraph-rsid="00cf704e" style:font-size-asian="9pt" style:font-size-complex="9pt"/>
    </style:style>
    <style:style style:name="P8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f704e" officeooo:paragraph-rsid="00e70294" style:font-size-asian="9pt" style:font-size-complex="9pt"/>
    </style:style>
    <style:style style:name="P8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e04515" officeooo:paragraph-rsid="00e04515" style:font-size-asian="9pt" style:font-size-complex="9pt"/>
    </style:style>
    <style:style style:name="P8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e04515" officeooo:paragraph-rsid="00e70294" style:font-size-asian="9pt" style:font-size-complex="9pt"/>
    </style:style>
    <style:style style:name="P8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d0952d" officeooo:paragraph-rsid="00d0952d" style:font-size-asian="9pt" style:font-size-complex="9pt"/>
    </style:style>
    <style:style style:name="P86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0952d" officeooo:paragraph-rsid="00e70294" style:font-size-asian="9pt" style:font-size-complex="9pt"/>
    </style:style>
    <style:style style:name="P8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335c6" officeooo:paragraph-rsid="00d335c6" style:font-size-asian="9pt" style:font-size-complex="9pt"/>
    </style:style>
    <style:style style:name="P8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e149b7" officeooo:paragraph-rsid="00e149b7" style:font-size-asian="9pt" style:font-size-complex="9pt"/>
    </style:style>
    <style:style style:name="P8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e149b7" officeooo:paragraph-rsid="00cf704e" style:font-size-asian="9pt" style:font-size-complex="9pt"/>
    </style:style>
    <style:style style:name="P90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e149b7" officeooo:paragraph-rsid="00e70294" style:font-size-asian="9pt" style:font-size-complex="9pt"/>
    </style:style>
    <style:style style:name="P9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9pt" style:font-size-asian="9pt" style:font-size-complex="9pt"/>
    </style:style>
    <style:style style:name="P92" style:family="paragraph" style:parent-style-name="Table_20_Contents">
      <style:paragraph-properties fo:text-align="justify" style:justify-single-word="false"/>
      <style:text-properties fo:font-size="9pt" officeooo:paragraph-rsid="00e6711c" style:font-size-asian="9pt" style:font-size-complex="9pt"/>
    </style:style>
    <style:style style:name="P93" style:family="paragraph" style:parent-style-name="Table_20_Contents">
      <style:paragraph-properties fo:text-align="justify" style:justify-single-word="false"/>
      <style:text-properties fo:font-size="9pt" officeooo:paragraph-rsid="00e70294" style:font-size-asian="9pt" style:font-size-complex="9pt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fo:font-weight="bold" officeooo:rsid="00c15a61" officeooo:paragraph-rsid="00c15a61" style:font-size-asian="9pt" style:font-weight-asian="bold" style:font-size-complex="9pt" style:font-weight-complex="bold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fo:font-weight="bold" officeooo:rsid="00cd7e89" officeooo:paragraph-rsid="00cd7e89" style:font-size-asian="9pt" style:font-weight-asian="bold" style:font-size-complex="9pt" style:font-weight-complex="bold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fo:font-weight="bold" officeooo:rsid="00d06538" officeooo:paragraph-rsid="00d06538" style:font-size-asian="9pt" style:font-weight-asian="bold" style:font-size-complex="9pt" style:font-weight-complex="bold"/>
    </style:style>
    <style:style style:name="P9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be4ea2" officeooo:paragraph-rsid="00be4ea2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3f640" style:font-style-asian="italic" style:font-style-complex="italic"/>
    </style:style>
    <style:style style:name="T3" style:family="text">
      <style:text-properties fo:font-style="italic" officeooo:rsid="00e149b7" style:font-style-asian="italic" style:font-style-complex="italic"/>
    </style:style>
    <style:style style:name="T4" style:family="text">
      <style:text-properties fo:font-style="italic" officeooo:rsid="00be4ea2" style:font-style-asian="italic" style:font-style-complex="italic"/>
    </style:style>
    <style:style style:name="T5" style:family="text">
      <style:text-properties fo:font-style="italic" officeooo:rsid="00e4f090" style:font-style-asian="italic" style:font-style-complex="italic"/>
    </style:style>
    <style:style style:name="T6" style:family="text">
      <style:text-properties fo:font-style="normal" fo:font-weight="normal" officeooo:rsid="00bddfdf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c714ed" style:font-weight-asian="bold" style:font-weight-complex="bold"/>
    </style:style>
    <style:style style:name="T9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10" style:family="text">
      <style:text-properties style:use-window-font-color="true" loext:opacity="0%" style:text-underline-style="none" fo:font-weight="normal" officeooo:rsid="00c68c9e" style:font-weight-asian="normal" style:font-weight-complex="normal"/>
    </style:style>
    <style:style style:name="T11" style:family="text">
      <style:text-properties style:use-window-font-color="true" loext:opacity="0%" style:text-underline-style="none" fo:font-weight="normal" officeooo:rsid="00d99dc9" style:font-weight-asian="normal" style:font-weight-complex="normal"/>
    </style:style>
    <style:style style:name="T12" style:family="text">
      <style:text-properties officeooo:rsid="00c30ab1"/>
    </style:style>
    <style:style style:name="T13" style:family="text">
      <style:text-properties officeooo:rsid="00c4827f"/>
    </style:style>
    <style:style style:name="T14" style:family="text">
      <style:text-properties officeooo:rsid="00bddfdf"/>
    </style:style>
    <style:style style:name="T15" style:family="text">
      <style:text-properties officeooo:rsid="00c714ed"/>
    </style:style>
    <style:style style:name="T16" style:family="text">
      <style:text-properties officeooo:rsid="004215bd"/>
    </style:style>
    <style:style style:name="T17" style:family="text">
      <style:text-properties officeooo:rsid="00c8343d"/>
    </style:style>
    <style:style style:name="T18" style:family="text">
      <style:text-properties officeooo:rsid="00cd1202"/>
    </style:style>
    <style:style style:name="T19" style:family="text">
      <style:text-properties officeooo:rsid="00be4ea2"/>
    </style:style>
    <style:style style:name="T20" style:family="text">
      <style:text-properties officeooo:rsid="00cf704e"/>
    </style:style>
    <style:style style:name="T21" style:family="text">
      <style:text-properties officeooo:rsid="00d06538"/>
    </style:style>
    <style:style style:name="T22" style:family="text">
      <style:text-properties officeooo:rsid="00d335c6"/>
    </style:style>
    <style:style style:name="T23" style:family="text">
      <style:text-properties officeooo:rsid="00d3f640"/>
    </style:style>
    <style:style style:name="T24" style:family="text">
      <style:text-properties officeooo:rsid="00d4de20"/>
    </style:style>
    <style:style style:name="T25" style:family="text">
      <style:text-properties officeooo:rsid="00d5eede"/>
    </style:style>
    <style:style style:name="T26" style:family="text">
      <style:text-properties officeooo:rsid="00d99dc9"/>
    </style:style>
    <style:style style:name="T27" style:family="text">
      <style:text-properties officeooo:rsid="00da78e1"/>
    </style:style>
    <style:style style:name="T28" style:family="text">
      <style:text-properties officeooo:rsid="00dbadce"/>
    </style:style>
    <style:style style:name="T29" style:family="text">
      <style:text-properties officeooo:rsid="00dcfdf5"/>
    </style:style>
    <style:style style:name="T30" style:family="text">
      <style:text-properties officeooo:rsid="00dead66"/>
    </style:style>
    <style:style style:name="T31" style:family="text">
      <style:text-properties officeooo:rsid="00dedacf"/>
    </style:style>
    <style:style style:name="T32" style:family="text">
      <style:text-properties officeooo:rsid="00e04515"/>
    </style:style>
    <style:style style:name="T33" style:family="text">
      <style:text-properties officeooo:rsid="00e149b7"/>
    </style:style>
    <style:style style:name="T34" style:family="text">
      <style:text-properties officeooo:rsid="00e4f090"/>
    </style:style>
    <style:style style:name="T35" style:family="text">
      <style:text-properties fo:color="#2a6099" loext:opacity="100%" fo:font-weight="bold" officeooo:rsid="00e4f090" style:font-weight-asian="bold" style:font-weight-complex="bold"/>
    </style:style>
    <style:style style:name="T36" style:family="text">
      <style:text-properties fo:color="#2a6099" loext:opacity="100%" fo:font-weight="bold" officeooo:rsid="00e6711c" style:font-weight-asian="bold" style:font-weight-complex="bold"/>
    </style:style>
    <style:style style:name="T37" style:family="text">
      <style:text-properties fo:color="#2a6099" loext:opacity="100%" fo:font-weight="bold" officeooo:rsid="00e70294" style:font-weight-asian="bold" style:font-weight-complex="bold"/>
    </style:style>
    <style:style style:name="T38" style:family="text">
      <style:text-properties fo:color="#2a6099" loext:opacity="100%" fo:font-weight="bold" officeooo:rsid="00ed6cdb" style:font-weight-asian="bold" style:font-weight-complex="bold"/>
    </style:style>
    <style:style style:name="T39" style:family="text">
      <style:text-properties fo:color="#2a6099" loext:opacity="100%" fo:font-style="italic" fo:font-weight="normal" officeooo:rsid="00e4f090" style:font-style-asian="italic" style:font-weight-asian="normal" style:font-style-complex="italic" style:font-weight-complex="normal"/>
    </style:style>
    <style:style style:name="T40" style:family="text">
      <style:text-properties fo:color="#2a6099" loext:opacity="100%" fo:font-style="italic" fo:font-weight="normal" officeooo:rsid="00e70294" style:font-style-asian="italic" style:font-weight-asian="normal" style:font-style-complex="italic" style:font-weight-complex="normal"/>
    </style:style>
    <style:style style:name="T41" style:family="text">
      <style:text-properties fo:color="#2a6099" loext:opacity="100%" fo:font-style="italic" officeooo:rsid="00e4f090" style:font-style-asian="italic" style:font-style-complex="italic"/>
    </style:style>
    <style:style style:name="T42" style:family="text">
      <style:text-properties fo:color="#2a6099" loext:opacity="100%" fo:font-style="italic" officeooo:rsid="00e6711c" style:font-style-asian="italic" style:font-style-complex="italic"/>
    </style:style>
    <style:style style:name="T43" style:family="text">
      <style:text-properties fo:color="#2a6099" loext:opacity="100%" fo:font-style="normal" fo:font-weight="bold" officeooo:rsid="00e4f090" style:font-style-asian="normal" style:font-weight-asian="bold" style:font-style-complex="normal" style:font-weight-complex="bold"/>
    </style:style>
    <style:style style:name="T44" style:family="text">
      <style:text-properties fo:color="#2a6099" loext:opacity="100%" fo:font-style="normal" fo:font-weight="bold" officeooo:rsid="00e8c7f5" style:font-style-asian="normal" style:font-weight-asian="bold" style:font-style-complex="normal" style:font-weight-complex="bold"/>
    </style:style>
    <style:style style:name="T45" style:family="text">
      <style:text-properties fo:color="#ff0000" loext:opacity="100%" fo:font-weight="bold" officeooo:rsid="00e4f090" style:font-weight-asian="bold" style:font-weight-complex="bold"/>
    </style:style>
    <style:style style:name="T46" style:family="text">
      <style:text-properties fo:color="#ff0000" loext:opacity="100%" fo:font-weight="bold" officeooo:rsid="00eb2a49" style:font-weight-asian="bold" style:font-weight-complex="bold"/>
    </style:style>
    <style:style style:name="T47" style:family="text">
      <style:text-properties officeooo:rsid="00e6711c"/>
    </style:style>
    <style:style style:name="T48" style:family="text">
      <style:text-properties fo:color="#00a933" loext:opacity="100%" fo:font-weight="bold" officeooo:rsid="00e4f090" style:font-weight-asian="bold" style:font-weight-complex="bold"/>
    </style:style>
    <style:style style:name="T49" style:family="text">
      <style:text-properties fo:color="#00a933" loext:opacity="100%" fo:font-weight="bold" officeooo:rsid="00e6711c" style:font-weight-asian="bold" style:font-weight-complex="bold"/>
    </style:style>
    <style:style style:name="T50" style:family="text">
      <style:text-properties fo:color="#00a933" loext:opacity="100%" fo:font-weight="bold" officeooo:rsid="00e70294" style:font-weight-asian="bold" style:font-weight-complex="bold"/>
    </style:style>
    <style:style style:name="T51" style:family="text">
      <style:text-properties officeooo:rsid="00e70294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officeooo:rsid="00e9cd2c"/>
    </style:style>
    <style:style style:name="T54" style:family="text">
      <style:text-properties officeooo:rsid="00ea459b"/>
    </style:style>
    <style:style style:name="T55" style:family="text">
      <style:text-properties officeooo:rsid="00ee7e7d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mière partie : La connaissance</text:p>
      <text:p text:style-name="P4">Notions principales : <text:span text:style-name="T6">La raison / La vérité / La conscience / L’inconscient / La science</text:span></text:p>
      <text:p text:style-name="P1"/>
      <text:p text:style-name="P1"/>
      <text:p text:style-name="P94"><text:span text:style-name="T55">I. </text:span>Suffit-il d’être seul pour connaître la vérité ?</text:p>
      <text:p text:style-name="P40">1. <text:span text:style-name="T23">Nous pensons d’abord en fonction de préjugés dont nous ne sommes pas les auteurs</text:span></text:p>
      <text:p text:style-name="P41">→ <text:span text:style-name="T23">Allégorie de la caverne de Platon </text:span><text:span text:style-name="T35">[La vérité (1)]</text:span></text:p>
      <text:p text:style-name="P40">2. La résolution d’user de son propre entendement est la première étape hors de l’ignorance</text:p>
      <text:p text:style-name="P46">→ <text:span text:style-name="T23">Kant : </text:span><text:span text:style-name="T2">sapere aude <text:s/></text:span><text:span text:style-name="T43">[La raison (3)]</text:span></text:p>
      <text:p text:style-name="P43">3. <text:span text:style-name="T23">Bien penser, c’est d’abord penser méthodiquement</text:span></text:p>
      <text:p text:style-name="P44"><text:span text:style-name="T12">a. </text:span><text:span text:style-name="T23">L’absence de méthode dans la pensée</text:span> ne fait que renforcer notre ignorance</text:p>
      <text:p text:style-name="P47">→ <text:span text:style-name="T23">Descartes : le voyageur perdu </text:span><text:span text:style-name="T35">[La raison (2)]</text:span></text:p>
      <text:p text:style-name="P41"><text:span text:style-name="T13">b</text:span>. <text:span text:style-name="T13">L</text:span>a pensée obéit à certains principes fondamentaux</text:p>
      <text:p text:style-name="P47">→ <text:span text:style-name="T23">Aristote : principes fondamentaux de la pensée </text:span><text:span text:style-name="T35">[La raison (1)] </text:span><text:span text:style-name="T38">Définir raison ?</text:span></text:p>
      <text:p text:style-name="P49">mais critique Nietzsche : ces principes sont-ils ceux du réel, ou simplement ceux qui nous permettent de le penser ? <text:span text:style-name="T48">[La raison (1c)]</text:span></text:p>
      <text:p text:style-name="P40"><office:annotation loext:resolved="false"><dc:creator>Auteur inconnu</dc:creator><dc:date>2022-08-16T08:23:22.330000000</dc:date><text:p text:style-name="P99"><text:span text:style-name="T56">Débloqué : fiche « la raison »</text:span></text:p></office:annotation></text:p>
      <text:p text:style-name="P94"><text:span text:style-name="T12">II</text:span>. P<text:span text:style-name="T23">eut-on connaître objectivement le réel ?</text:span></text:p>
      <text:p text:style-name="P48">1. <text:span text:style-name="T24">L’idéal impossible de la connaissance scientifique</text:span></text:p>
      <text:p text:style-name="P41"><text:span text:style-name="T23">a</text:span><text:span text:style-name="T12">.</text:span> L’idéal de la science expérimentale</text:p>
      <text:p text:style-name="P42">→ <text:span text:style-name="T23">(intro historique) + Claude Bernard</text:span></text:p>
      <text:p text:style-name="P41"><text:span text:style-name="T23">b</text:span>. Les limites de cet idéal : le problème de l’induction</text:p>
      <text:p text:style-name="P47">→ <text:span text:style-name="T23">Hume </text:span><text:span text:style-name="T35">[La science (1)]</text:span></text:p>
      <text:p text:style-name="P50">2. La relativité historique des sciences</text:p>
      <text:p text:style-name="P41"><text:span text:style-name="T24">a</text:span>. L<text:span text:style-name="T24">es révolutions</text:span> scientifique<text:span text:style-name="T24">s</text:span></text:p>
      <text:p text:style-name="P47">→ <text:span text:style-name="T24">Kuhn </text:span><text:span text:style-name="T35">[La science (2)]</text:span></text:p>
      <text:p text:style-name="P51">b. La vérité scientifique ne peut être que temporaire</text:p>
      <text:p text:style-name="P53">→ Popper : la vérisimilitude <text:span text:style-name="T48">[La science (2c)]</text:span></text:p>
      <text:p text:style-name="P54"><text:span text:style-name="T26">3</text:span>. La question des sciences humaines : <text:span text:style-name="T24">quels objets peuvent être scientifiques ?</text:span></text:p>
      <text:p text:style-name="P51">a. La science n’est pas nécessairement définie par son objectivité : <text:span text:style-name="T34">la démarche de l’historien est bien plutôt </text:span><text:span text:style-name="T5">intersubjective</text:span></text:p>
      <text:p text:style-name="P55"><text:span text:style-name="T19">→ R</text:span><text:span text:style-name="T24">icoeur </text:span><text:span text:style-name="T35">[Le temps (1)]</text:span></text:p>
      <text:p text:style-name="P51">b. <text:span text:style-name="T34">La</text:span> psychologie <text:span text:style-name="T34">peut-elle être une science ?</text:span></text:p>
      <text:p text:style-name="P52">→ <text:span text:style-name="T26">Cournot </text:span><text:span text:style-name="T45">[texte bac 2022]</text:span></text:p>
      <text:p text:style-name="P40"><office:annotation loext:resolved="false"><dc:creator>Auteur inconnu</dc:creator><dc:date>2022-08-16T08:24:18.124000000</dc:date><text:p text:style-name="P99"><text:span text:style-name="T56">Débloqué : fiche partielle « la science » (1/2)</text:span></text:p></office:annotation></text:p>
      <text:p text:style-name="P94"><text:span text:style-name="T12">III</text:span>. P<text:span text:style-name="T24">eut-on se connaître soi-même objectivement ?</text:span></text:p>
      <text:p text:style-name="P56">1. Une connaissance de ma subjectivité est possible si elle est méthodique</text:p>
      <text:p text:style-name="P45"><text:span text:style-name="T26">a</text:span>. Mon existence en tant que conscience est la seule vérité absolue</text:p>
      <text:p text:style-name="P47">→ <text:span text:style-name="T25">Descartes : la découverte de la subjectivité </text:span><text:span text:style-name="T35">[La conscience (1)]</text:span></text:p>
      <text:p text:style-name="P41"><text:span text:style-name="T26">b</text:span>. La conscience <text:span text:style-name="T25">de soi est essentiellement </text:span>liberté</text:p>
      <text:p text:style-name="P57">→ L’existentialisme sartrien <text:span text:style-name="T35">[La conscience (3)]</text:span></text:p>
      <text:p text:style-name="P41"><text:span text:style-name="T26">c</text:span>. Conséquences morales de cette thèse</text:p>
      <text:p text:style-name="P47">→ <text:span text:style-name="T25">Kant : la conscience de soi comme fondement de la personne </text:span><text:span text:style-name="T35">[La conscience (2)]</text:span></text:p>
      <text:p text:style-name="P40"><text:span text:style-name="T25">2.</text:span> Les limites de l’introspection : le concept d’inconscient</text:p>
      <text:p text:style-name="P41"><text:span text:style-name="T26">a</text:span>. Superficialité de la conscience</text:p>
      <text:p text:style-name="P47">→ <text:span text:style-name="T25">Nietzsche </text:span><text:span text:style-name="T35">[L’inconscient (1)]</text:span></text:p>
      <text:p text:style-name="P41"><text:span text:style-name="T26">b</text:span>. L’inconscient <text:span text:style-name="T13">freudien </text:span>comme système de représentations refoulées</text:p>
      <text:p text:style-name="P47">→ <text:span text:style-name="T25">Freud : Première topique </text:span><text:span text:style-name="T35">[L’inconscient (2)]</text:span></text:p>
      <text:p text:style-name="P58"><text:span text:style-name="T26">c</text:span>. Les problèmes du concept d’inconscient</text:p>
      <text:p text:style-name="P59">→ <text:span text:style-name="T25">Problème épistémique (Popper), problème moral (Alain) </text:span><text:span text:style-name="T45">[extraits classiques]</text:span></text:p>
      <text:p text:style-name="P41"><text:span text:style-name="T26">d</text:span>. D’autres conceptions de l’inconscient</text:p>
      <text:p text:style-name="P47">→ <text:span text:style-name="T25">inconscient neurologique, inconscient sociologique (Bourdieu) </text:span><text:span text:style-name="T35">[L’inconscient (3)]</text:span></text:p>
      <text:p text:style-name="P6"><office:annotation loext:resolved="false"><dc:creator>Auteur inconnu</dc:creator><dc:date>2022-08-16T08:24:45.127000000</dc:date><text:p text:style-name="P99"><text:span text:style-name="T56">Débloqué : fiches « la conscience » et « l’inconscient »</text:span></text:p></office:annotation></text:p>
      <text:p text:style-name="P9">Deuxième partie : La morale et la politique</text:p>
      <text:p text:style-name="P3"><text:span text:style-name="T26">Notions principales : Le b</text:span>onheur / <text:span text:style-name="T26">Le d</text:span>evoir / <text:span text:style-name="T26">La j</text:span><text:span text:style-name="T18">ustice / </text:span><text:span text:style-name="T26">La liberté /</text:span><text:span text:style-name="T18"> </text:span><text:span text:style-name="T26">L’État </text:span></text:p>
      <text:p text:style-name="P2"/>
      <text:p text:style-name="P2"/>
      <text:p text:style-name="P38"><text:span text:style-name="T15">I. </text:span><text:span text:style-name="T8">A-t-on le devoir d'être heureux ?</text:span></text:p>
      <text:p text:style-name="P39"><text:span text:style-name="T11">I. </text:span><text:span text:style-name="T10">L</text:span><text:span text:style-name="T9">e bonheur comme idéal </text:span><text:span text:style-name="T11">sensible de l’individu</text:span></text:p>
      <text:p text:style-name="P11"><text:span text:style-name="T26">a. </text:span>La vie heureuse <text:span text:style-name="T26">implique de s’affranchir de toutes les règles pour laisser libre cours à son désir</text:span></text:p>
      <text:p text:style-name="P22">→ <text:span text:style-name="T26">Calliclès </text:span><text:span text:style-name="T35">[</text:span><text:span text:style-name="T36">Le bonheur (1)</text:span><text:span text:style-name="T35">]</text:span></text:p>
      <text:p text:style-name="P11"><text:span text:style-name="T26">b. Cependant, l</text:span>a recherche du bonheur implique <text:span text:style-name="T26">en réalité </text:span>la recherche de la sagesse : c’est le bon usage de notre raison qui nous rend heureux</text:p>
      <text:p text:style-name="P19">→ <text:span text:style-name="T26">Epicure </text:span><text:span text:style-name="T35">[</text:span><text:span text:style-name="T36">Le bonheur (2)</text:span><text:span text:style-name="T35">]</text:span></text:p>
      <text:p text:style-name="P23">c. Plus profondément, le respect de notre raison implique la soumission à la loi morale</text:p>
      <text:p text:style-name="P24">→ Kant : impératif hypothétique/catégorique <text:span text:style-name="T35">[</text:span><text:span text:style-name="T36">Le devoir (1)</text:span><text:span text:style-name="T35">]</text:span></text:p>
      <text:p text:style-name="P20"><text:span text:style-name="T26">2. </text:span>Le bonheur de tous comme <text:span text:style-name="T27">norme morale absolue</text:span></text:p>
      <text:p text:style-name="P14"><text:span text:style-name="T26">a. </text:span>Un seul principe doit régler la morale individuelle et l’action politique : il faut maximiser le plaisir du plus grand nombre d’individus</text:p>
      <text:p text:style-name="P24">→ Mill : l’utilitarisme <text:span text:style-name="T35">[</text:span><text:span text:style-name="T36">Le devoir (3)</text:span><text:span text:style-name="T35">]</text:span></text:p>
      <text:p text:style-name="P21"><text:span text:style-name="T26">b. Problème 1</text:span> : <text:span text:style-name="T16">L’État n’est jamais aussi dangereux que lorsqu’il prétend nous rendre heureux</text:span></text:p>
      <text:p text:style-name="P24">→ Tocqueville <text:span text:style-name="T35">[</text:span><text:span text:style-name="T36">L’État (3)</text:span><text:span text:style-name="T35">]</text:span></text:p>
      <text:p text:style-name="P21"><text:span text:style-name="T26">c. Problème 2 : </text:span><text:span text:style-name="T27">les problèmes fondamentaux de l’utilitarisme</text:span></text:p>
      <text:p text:style-name="P22">→ <text:span text:style-name="T27">Kant/Constant : </text:span>L’exemple du mensonge : <text:span text:style-name="T14">Le mensonge n’est jamais acceptable, </text:span><text:span text:style-name="T27">quelles que soient ses conséquences </text:span><text:span text:style-name="T35">[</text:span><text:span text:style-name="T36">La vérité (2)</text:span><text:span text:style-name="T35">]</text:span></text:p>
      <text:p text:style-name="P14"><office:annotation loext:resolved="false"><dc:creator>Auteur inconnu</dc:creator><dc:date>2022-08-16T08:25:00.638000000</dc:date><text:p text:style-name="P99"><text:span text:style-name="T56">Débloqué : fiches partielles « le bonheur » (1, 2) / « le devoir » (1, 3)</text:span></text:p></office:annotation></text:p>
      <text:p text:style-name="P36">II. <text:span text:style-name="T17">Être libre, est-ce faire tout ce qui nous plaît ?</text:span></text:p>
      <text:p text:style-name="P25"><text:span text:style-name="T27">1. </text:span><text:span text:style-name="T28">La liberté se définit comme spontanéité : le fait de suivre ses désirs</text:span></text:p>
      <text:p text:style-name="P27">a. <text:span text:style-name="T28">Cette définition implique une opposition entre la liberté et la maîtrise de soi</text:span></text:p>
      <text:p text:style-name="P28">→ Calliclès <text:span text:style-name="T43">[</text:span><text:span text:style-name="T44">La liberté (1)</text:span><text:span text:style-name="T43">]</text:span></text:p>
      <text:p text:style-name="P27">b. Cependant, <text:span text:style-name="T28">obéir à ses désirs, c’est obéir à quelque chose que nous n’avons pas choisi</text:span></text:p>
      <text:p text:style-name="P26">→ <text:span text:style-name="T28">Kant : hétéronomie/autonomie </text:span><text:span text:style-name="T48">[</text:span><text:span text:style-name="T49">Le bonheur (1c)</text:span><text:span text:style-name="T48">]</text:span></text:p>
      <text:p text:style-name="P29">2. La liberté consiste à obéir à sa propre raison</text:p>
      <text:p text:style-name="P30">a. L’idée de libre arbitre comme capacité à<text:span text:style-name="T16"> agir de façon contingente</text:span></text:p>
      <text:p text:style-name="P31">→ Descartes <text:span text:style-name="T35">[</text:span><text:span text:style-name="T36">La liberté (2)</text:span><text:span text:style-name="T35">]</text:span></text:p>
      <text:p text:style-name="P30">b. La véritable liberté implique néanmoins le fait d’être guidé par la perception du vrai et du bien</text:p>
      <text:p text:style-name="P31">→ Descartes <text:span text:style-name="T41">[</text:span><text:span text:style-name="T42">La liberté (2)</text:span><text:span text:style-name="T41">]</text:span></text:p>
      <text:p text:style-name="P15"><text:span text:style-name="T29">c</text:span><text:span text:style-name="T28">. </text:span><text:span text:style-name="T29">Critique : </text:span>Le libre arbitre est une illusion, la liberté est la connaissance des causes qui nous déterminent</text:p>
      <text:p text:style-name="P19">→ <text:span text:style-name="T28">Spinoza </text:span><text:span text:style-name="T35">[</text:span><text:span text:style-name="T36">La liberté (3)</text:span><text:span text:style-name="T35">]</text:span></text:p>
      <text:p text:style-name="P30">b. Illustration : l’idée de « nature féminine »</text:p>
      <text:p text:style-name="P31">→ de Beauvoir <text:span text:style-name="T35">[</text:span><text:span text:style-name="T36">La nature (1)</text:span><text:span text:style-name="T35">]</text:span></text:p>
      <text:p text:style-name="P29"><text:span text:style-name="T29">3</text:span>. La liberté est nécessairement d’ordre politique</text:p>
      <text:p text:style-name="P14"><text:span text:style-name="T28">a. </text:span>Nous obéissons à l’État parce que c’est la condition de notre survie</text:p>
      <text:p text:style-name="P19">→ <text:span text:style-name="T28">Hobbes </text:span><text:span text:style-name="T35">[</text:span><text:span text:style-name="T36">L’État (1)</text:span><text:span text:style-name="T35">]</text:span></text:p>
      <text:p text:style-name="P33">b. Personne ne peut accepter d’abandonner sa liberté. L’obéissance à l’État n’est légitime que s’il permet de préserver celle-ci</text:p>
      <text:p text:style-name="P26">→ <text:span text:style-name="T29">Rousseau </text:span><text:span text:style-name="T48">[</text:span><text:span text:style-name="T49">L’État (1c)</text:span><text:span text:style-name="T48">]</text:span></text:p>
      <text:p text:style-name="P33">c. La loi n’est pas l’expression de la volonté populaire, mais des intérêts des classes dominantes. La véritable libération est politique, organisée et révolutionnaire par nature</text:p>
      <text:p text:style-name="P26">→ <text:span text:style-name="T29">Marx </text:span><text:span text:style-name="T35">[</text:span><text:span text:style-name="T36">L’État (2)</text:span><text:span text:style-name="T35">]</text:span></text:p>
      <text:p text:style-name="P13"><office:annotation loext:resolved="false"><dc:creator>Auteur inconnu</dc:creator><dc:date>2022-08-16T08:25:36.248000000</dc:date><text:p text:style-name="P99"><text:span text:style-name="T56">Débloqué : fiches « la liberté », « l’Etat »</text:span></text:p></office:annotation></text:p>
      <text:p text:style-name="P37">III. Suffit-il d’obéir aux lois pour être juste ?</text:p>
      <text:p text:style-name="P12"><text:span text:style-name="T29">1</text:span>. Il ne faut obéir aux lois que quand elles sont elles-mêmes justes</text:p>
      <text:p text:style-name="P11"><text:span text:style-name="T29">a</text:span>. Notre sens moral intime nous permet de juger des lois de l’État</text:p>
      <text:p text:style-name="P19">→ <text:span text:style-name="T29">Antigone </text:span><text:span text:style-name="T35">[</text:span><text:span text:style-name="T36">La justice (1)</text:span><text:span text:style-name="T35">]</text:span></text:p>
      <text:p text:style-name="P32">b. La désobéissance radicale au nom de la justice morale est une attitude contradictoire</text:p>
      <text:p text:style-name="P12"><text:span text:style-name="T29">2</text:span>. Pour autant, aucun homme n’a le droit de se placer au-dessus des lois</text:p>
      <text:p text:style-name="P11"><text:span text:style-name="T29">a</text:span>. Notre premier engagement de citoyen est l’obéissance inconditionnelle à l’État</text:p>
      <text:p text:style-name="P19">→ <text:span text:style-name="T29">Hobbes </text:span><text:span text:style-name="T35">[</text:span><text:span text:style-name="T36">La justice (2)</text:span><text:span text:style-name="T35">]</text:span></text:p>
      <text:p text:style-name="P11">2. L<text:span text:style-name="T47">a question de la justice est en fait constitutive du contrat social, il n’en est pas qu’un simple effet</text:span></text:p>
      <text:p text:style-name="P19">→ <text:span text:style-name="T47">Rawls </text:span><text:span text:style-name="T48">[</text:span><text:span text:style-name="T49">La justice (2c)</text:span><text:span text:style-name="T48">]</text:span></text:p>
      <text:p text:style-name="P17"><text:span text:style-name="T30">3</text:span>. <text:span text:style-name="T30">L</text:span>a désobéissance <text:span text:style-name="T30">en tant qu’acte politique</text:span></text:p>
      <text:p text:style-name="P34">a. C’est dans l’obéissance aveugle que peut se cacher la véritable immoralité</text:p>
      <text:p text:style-name="P35">→ Arendt <text:span text:style-name="T35">[</text:span><text:span text:style-name="T36">Le devoir (2)</text:span><text:span text:style-name="T35">]</text:span></text:p>
      <text:p text:style-name="P18"><text:span text:style-name="T30">b. </text:span>La désobéissance à l’institution judiciaire est légitime quand elle est publique et assumée</text:p>
      <text:p text:style-name="P19">→ <text:span text:style-name="T30">Thoreau </text:span><text:span text:style-name="T35">[</text:span><text:span text:style-name="T36">La justice (3)</text:span><text:span text:style-name="T35">]</text:span></text:p>
      <text:p text:style-name="P16"><office:annotation loext:resolved="false"><dc:creator>Auteur inconnu</dc:creator><dc:date>2022-08-16T08:26:01.239000000</dc:date><text:p text:style-name="P99"><text:span text:style-name="T56">Débloqué : fiche « la justice », « le devoir »</text:span></text:p></office:annotation></text:p>
      <table:table table:name="Tableau1" table:style-name="Tableau1">
        <table:table-column table:style-name="Tableau1.A"/>
        <table:table-row table:style-name="TableLine2184171729664">
          <table:table-cell table:style-name="Tableau1.A1" office:value-type="string">
            <text:p text:style-name="P97">IV. Travail sur texte : Pascal et le divertissement</text:p>
            <text:p text:style-name="P92">- L’homme ne peut pas être heureux, parce qu’il ne sait pas vivre dans le présent <text:span text:style-name="T35">[</text:span><text:span text:style-name="T36">Le temps (2)</text:span><text:span text:style-name="T35">]</text:span></text:p>
            <text:p text:style-name="P92">- Nous cherchons par tous les moyens des divertissements, pour ne pas penser à notre condition misérable <text:span text:style-name="T35">[</text:span><text:span text:style-name="T36">Le bonheur (3)</text:span><text:span text:style-name="T35">]</text:span><text:span text:style-name="T35"><office:annotation loext:resolved="false"><dc:creator>Auteur inconnu</dc:creator><dc:date>2022-08-16T08:26:43.204000000</dc:date><text:p text:style-name="P99"><text:span text:style-name="T56">Débloqué : fiche complète « le bonheur »</text:span></text:p></office:annotation></text:span></text:p>
          </table:table-cell>
        </table:table-row>
      </table:table>
      <text:p text:style-name="P10"/>
      <text:p text:style-name="P8">Troisième partie : l’existence humaine et la culture</text:p>
      <text:p text:style-name="P5">Notions principales : L'art / Le langage / la nature / la religion / la technique / le temps / le travail</text:p>
      <text:p text:style-name="P98"/>
      <text:p text:style-name="P98"/>
      <text:p text:style-name="P95">I. Qu’est-ce qui fait la valeur d’une œuvre d’art ?</text:p>
      <text:p text:style-name="P60">1. Sa <text:span text:style-name="T31">perfection technique</text:span></text:p>
      <text:p text:style-name="P66">a. La conception de l’art comme imitation du réel</text:p>
      <text:p text:style-name="P67">→ Platon <text:span text:style-name="T35">[</text:span><text:span text:style-name="T37">L’art (1)</text:span><text:span text:style-name="T35">]</text:span></text:p>
      <text:p text:style-name="P66">b. L’art est davantage une idéalisation qu’un<text:span text:style-name="T51">e</text:span> reproduction</text:p>
      <text:p text:style-name="P67">→ Hegel <text:s/><text:span text:style-name="T48">[</text:span><text:span text:style-name="T50">L’art (1c)</text:span><text:span text:style-name="T48">]</text:span></text:p>
      <text:p text:style-name="P60">2. Le génie de l’artiste</text:p>
      <text:p text:style-name="P68"><text:span text:style-name="T31">a. Le génie comme</text:span> disposition innée et naturelle par laquelle <text:span text:style-name="T31">l’artiste</text:span> peut inventer de nouvelles règles</text:p>
      <text:p text:style-name="P73">→ <text:span text:style-name="T31">Kant </text:span><text:span text:style-name="T35">[</text:span><text:span text:style-name="T37">L’art (2)</text:span><text:span text:style-name="T35">]</text:span></text:p>
      <text:p text:style-name="P66">b. Ce qui nous apparaît comme un don naturel s’explique par un travail infiniment complexe</text:p>
      <text:p text:style-name="P64">→ <text:span text:style-name="T31">Nietzsche </text:span><text:span text:style-name="T48">[</text:span><text:span text:style-name="T50">L’art (2c)</text:span><text:span text:style-name="T48">]</text:span></text:p>
      <text:p text:style-name="P66">c. L’intensité extrême de ce travail peut elle-même s’expliquer par des motivations inconscientes</text:p>
      <text:p text:style-name="P64">→ <text:span text:style-name="T31">Freud, la sublimation </text:span><text:span text:style-name="T35">[</text:span><text:span text:style-name="T37">L’art (3)</text:span><text:span text:style-name="T35">]</text:span></text:p>
      <text:p text:style-name="P60">3. L’œuvre<text:span text:style-name="T31"> d’art </text:span>nous fait accéder <text:span text:style-name="T31">à des vérités originales</text:span></text:p>
      <text:p text:style-name="P62">a. <text:span text:style-name="T31">Des </text:span>vérité<text:span text:style-name="T31">s</text:span> sur nous-même <text:span text:style-name="T31">en tant qu’humanité</text:span></text:p>
      <text:p text:style-name="P64">→ Hegel : <text:span text:style-name="T31">l’art permet à l’esprit d’avancer dans la conscience qu’il a de lui-même, sur le terrain de l’apparence sensible </text:span><text:span text:style-name="T48">[</text:span><text:span text:style-name="T50">L’art 1c)</text:span><text:span text:style-name="T48">]</text:span></text:p>
      <text:p text:style-name="P61">b. <text:span text:style-name="T31">Des </text:span>vérité<text:span text:style-name="T31">s</text:span> sur le monde</text:p>
      <text:p text:style-name="P63">- <text:span text:style-name="T31">L’art nous permet un </text:span>accès direct au<text:span text:style-name="T31">x choses</text:span></text:p>
      <text:p text:style-name="P65"><text:span text:style-name="T31">→ Bergson : </text:span><text:span text:style-name="T19">Les mots sont des étiquettes grossières qui nous masquent la réalité </text:span><text:span text:style-name="T35">[</text:span><text:span text:style-name="T37">Le langage (3)</text:span><text:span text:style-name="T35">]</text:span></text:p>
      <text:p text:style-name="P75"><text:span text:style-name="T31">- Discussion : cette thèse </text:span>implique de résoudre un débat sur la nature du langage :</text:p>
      <text:p text:style-name="P74">- Le langage est-<text:span text:style-name="T31">il</text:span> le signe de la pensée ? <text:span text:style-name="T31">(Descartes) </text:span><text:span text:style-name="T35">[</text:span><text:span text:style-name="T37">Le langage (1)</text:span><text:span text:style-name="T35">]</text:span></text:p>
      <text:p text:style-name="P74">- Le langage conditionne-<text:span text:style-name="T31">t-il</text:span> la pensée ? <text:span text:style-name="T31">(Hegel) </text:span><text:span text:style-name="T35">[</text:span><text:span text:style-name="T37">Le langage (2)</text:span><text:span text:style-name="T35">]</text:span></text:p>
      <text:p text:style-name="P63">- <text:span text:style-name="T14">L’œuvre d’art nous donne le monde dans sa vérité</text:span></text:p>
      <text:p text:style-name="P65">→ Heidegger : <text:span text:style-name="T31">l’art comme dévoilement </text:span><text:span text:style-name="T35">[</text:span><text:span text:style-name="T37">La vérité (3)</text:span><text:span text:style-name="T35">]</text:span><text:span text:style-name="T31"> </text:span></text:p>
      <text:p text:style-name="P70"><office:annotation loext:resolved="false"><dc:creator>Auteur inconnu</dc:creator><dc:date>2022-08-16T08:26:59.671000000</dc:date><text:p text:style-name="P99"><text:span text:style-name="T56">Débloqué : fiche « l’art », « le langage », « la vérité »</text:span></text:p></office:annotation></text:p>
      <text:p text:style-name="P95">II. <text:span text:style-name="T20">Le travail libère-t-il l’homme ?</text:span></text:p>
      <text:p text:style-name="P80">1. Le travail permet de rendre l’homme plus libre, dans la mesure où il rend son action sur le monde plus efficace</text:p>
      <text:p text:style-name="P81">a. <text:span text:style-name="T19">En compensant la débilité naturelle de nos corps, la technique nous permet de survivre</text:span></text:p>
      <text:p text:style-name="P82">→ <text:span text:style-name="T32">Protagoras </text:span><text:span text:style-name="T35">[</text:span><text:span text:style-name="T37">La technique (1)</text:span><text:span text:style-name="T35">]</text:span></text:p>
      <text:p text:style-name="P71"><text:span text:style-name="T20">b. </text:span>Pour les Grecs de l’Antiquité, le travail était une nécessité honteuse</text:p>
      <text:p text:style-name="P73">→ <text:span text:style-name="T32">Arendt </text:span><text:span text:style-name="T35">[</text:span><text:span text:style-name="T37">Le travail (1)</text:span><text:span text:style-name="T35">]</text:span></text:p>
      <text:p text:style-name="P81">c. <text:span text:style-name="T32">Radicalisons cette thèse : l</text:span><text:span text:style-name="T19">’homme doit devenir comme maître et possesseur de la nature</text:span></text:p>
      <text:p text:style-name="P82">→ <text:span text:style-name="T32">Descartes </text:span><text:span text:style-name="T35">[</text:span><text:span text:style-name="T37">La nature (2)</text:span><text:span text:style-name="T35">]</text:span></text:p>
      <text:p text:style-name="P81">d. <text:span text:style-name="T53">Discussion d</text:span><text:span text:style-name="T54">e la thèse</text:span><text:span text:style-name="T32"> : l</text:span><text:span text:style-name="T14">e progrès des sciences est utile au bonheur humain</text:span></text:p>
      <text:p text:style-name="P82">→ <text:span text:style-name="T32">Descartes </text:span><text:span text:style-name="T35">[</text:span><text:span text:style-name="T37">La science (3)</text:span><text:span text:style-name="T35">]</text:span></text:p>
      <text:p text:style-name="P80">2. <text:span text:style-name="T19">C’est dans l’expérience du travail que nous pouvons nous approprier nos puissances de penser et d’agir</text:span></text:p>
      <text:p text:style-name="P81"><text:span text:style-name="T32">a</text:span>. La technique parfaitement maîtrisée <text:span text:style-name="T32">s’incorpore à notre être même et abolit la distance qui nous sépare des choses</text:span></text:p>
      <text:p text:style-name="P82">→ <text:span text:style-name="T32">Tchouang-Tseu : le cuisinier Ting </text:span><text:span text:style-name="T35">[</text:span><text:span text:style-name="T37">La technique (3)</text:span><text:span text:style-name="T35">]</text:span></text:p>
      <text:p text:style-name="P83">b. Cette maîtrise effective des choses est une étape nécessaire de la conscience de soi</text:p>
      <text:p text:style-name="P84">→ Hegel, dialectique du maître et de l’esclave <text:span text:style-name="T35">[</text:span><text:span text:style-name="T37">Le travail (2)</text:span><text:span text:style-name="T35">]</text:span></text:p>
      <text:p text:style-name="P80">3. <text:span text:style-name="T32">Le</text:span><text:span text:style-name="T33">s formes modernes du travail induisent une perte d’autonomie du travailleur, réduit lui-même à un simple rouage de la machine</text:span></text:p>
      <text:p text:style-name="P71"><text:span text:style-name="T32">a. </text:span>L<text:span text:style-name="T33">e travail aliéné</text:span></text:p>
      <text:p text:style-name="P73">→ <text:span text:style-name="T33">Marx </text:span><text:span text:style-name="T35">[</text:span><text:span text:style-name="T37">Le travail (3)</text:span><text:span text:style-name="T35">]</text:span></text:p>
      <text:p text:style-name="P89">b. Cette déshumanisation était déjà inscrite au cœur même de la technique moderne</text:p>
      <text:p text:style-name="P73">→ <text:span text:style-name="T33">Heidegger </text:span><text:span text:style-name="T35">[</text:span><text:span text:style-name="T37">La technique (2)</text:span><text:span text:style-name="T35">]</text:span></text:p>
      <text:p text:style-name="P81"><office:annotation loext:resolved="false"><dc:creator>Auteur inconnu</dc:creator><dc:date>2022-08-16T08:27:20.731000000</dc:date><text:p text:style-name="P99"><text:span text:style-name="T56">Débloqué : « la technique », « le travail », « la science » fiche partielle « la nature »</text:span></text:p></office:annotation></text:p>
      <text:p text:style-name="P96">III. Est-il raisonnable de croire en Dieu ?</text:p>
      <text:p text:style-name="P76"><text:span text:style-name="T54">1</text:span>. La <text:span text:style-name="T33">superstition religieuse</text:span><text:span text:style-name="T22"> </text:span><text:span text:style-name="T33">prend</text:span><text:span text:style-name="T22"> sa source dans l’ignorance humaine</text:span></text:p>
      <text:p text:style-name="P77">→ <text:span text:style-name="T33">Kant : la superstition comme préjugé éminent </text:span><text:span text:style-name="T46">[non fiché]</text:span></text:p>
      <text:p text:style-name="P76"><text:span text:style-name="T54">2</text:span>. <text:span text:style-name="T33">La nécessaire compatibilité entre la science et la religion bien comprise</text:span></text:p>
      <text:p text:style-name="P85">a. <text:span text:style-name="T33">Les </text:span><text:span text:style-name="T3">conflits</text:span><text:span text:style-name="T33"> entre foi et science impliquent la nécessité de mieux interpréter la parole divine</text:span></text:p>
      <text:p text:style-name="P86">→ <text:span text:style-name="T33">Averroès </text:span><text:span text:style-name="T35">[</text:span><text:span text:style-name="T37">La religion (1)</text:span><text:span text:style-name="T35">]</text:span></text:p>
      <text:p text:style-name="P85">b. <text:span text:style-name="T21">Il n’existe aucune démonstration définitive de l’existence ou de l’inexistence de Die</text:span>u</text:p>
      <text:p text:style-name="P86">→ <text:span text:style-name="T33">Pascal </text:span><text:span text:style-name="T35">[</text:span><text:span text:style-name="T37">La religion (2)</text:span><text:span text:style-name="T35">]</text:span></text:p>
      <text:p text:style-name="P85">c. <text:span text:style-name="T19">Nous avons toutes les raisons de </text:span><text:span text:style-name="T4">parier</text:span><text:span text:style-name="T19"> sur l’existence de Dieu</text:span></text:p>
      <text:p text:style-name="P86">→ <text:span text:style-name="T33">Pascal </text:span><text:span text:style-name="T39">[</text:span><text:span text:style-name="T40">La religion (2)</text:span><text:span text:style-name="T39">]</text:span></text:p>
      <text:p text:style-name="P87"><text:span text:style-name="T54">3</text:span>. Les généalogies critiques de la religion</text:p>
      <text:p text:style-name="P78"><text:span text:style-name="T33">a</text:span>. <text:span text:style-name="T19">La religion </text:span><text:span text:style-name="T33">comme</text:span><text:span text:style-name="T19"> névrose collective</text:span></text:p>
      <text:p text:style-name="P79">→ <text:span text:style-name="T33">Freud </text:span><text:span text:style-name="T35">[</text:span><text:span text:style-name="T37">La religion (3)</text:span><text:span text:style-name="T35">]</text:span></text:p>
      <text:p text:style-name="P88">b. La religion comme opium du peuple</text:p>
      <text:p text:style-name="P90">→ Marx <text:span text:style-name="T48">[</text:span><text:span text:style-name="T50">La religion (3c)</text:span><text:span text:style-name="T48">]</text:span></text:p>
      <text:p text:style-name="P69"><office:annotation loext:resolved="false"><dc:creator>Auteur inconnu</dc:creator><dc:date>2022-08-16T08:28:05.157000000</dc:date><text:p text:style-name="P99"><text:span text:style-name="T56">Débloqué : fiche « la religion »</text:span></text:p></office:annotation></text:p>
      <table:table table:name="Tableau2" table:style-name="Tableau2">
        <table:table-column table:style-name="Tableau2.A"/>
        <table:table-row table:style-name="TableLine2184171715264">
          <table:table-cell table:style-name="Tableau2.A1" office:value-type="string">
            <text:p text:style-name="P91"><text:span text:style-name="T52">Œuvre complète :</text:span> <text:span text:style-name="T1">Le Principe Responsabilité</text:span>, Jonas</text:p>
            <text:p text:style-name="P93">- Nous sommes responsables de l’avenir de l’humanité <text:span text:style-name="T35">[</text:span><text:span text:style-name="T37">Le temps (3)</text:span><text:span text:style-name="T35">]</text:span></text:p>
            <text:p text:style-name="P93">- La technique moderne constitue un danger majeur pour l’existence humaine <text:span text:style-name="T35">[</text:span><text:span text:style-name="T37">La nature (3)</text:span><text:span text:style-name="T35">]</text:span><text:span text:style-name="T35"><office:annotation loext:resolved="false"><dc:creator>Auteur inconnu</dc:creator><dc:date>2022-08-16T08:28:16.866000000</dc:date><text:p text:style-name="P99"><text:span text:style-name="T56">Débloqué : fiche « le temps », « la nature »</text:span></text:p></office:annotation></text:span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text-indent="0cm" style:auto-text-indent="false"/>
      <style:text-properties style:use-window-font-color="true" loext:opacity="0%" fo:font-size="10pt" officeooo:rsid="0032aa8f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hèse" style:family="paragraph" style:parent-style-name="Elements">
      <loext:graphic-properties draw:fill="solid" draw:fill-color="#dde8cb"/>
      <style:paragraph-properties fo:background-color="#dde8cb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lements" style:family="paragraph" style:parent-style-name="Standard"/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aractères_20_de_20_note_20_de_20_bas_20_de_20_page" style:display-name="Caractères de note de bas de pag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7T21:11:15.516000000</meta:creation-date>
    <dc:title>Page vierge</dc:title>
    <meta:generator>LibreOffice/7.3.1.3$Windows_X86_64 LibreOffice_project/a69ca51ded25f3eefd52d7bf9a5fad8c90b87951</meta:generator>
    <meta:editing-duration>P4DT6H11M55S</meta:editing-duration>
    <meta:editing-cycles>33</meta:editing-cycles>
    <dc:date>2022-12-05T22:45:53.084000000</dc:date>
    <meta:document-statistic meta:table-count="2" meta:image-count="0" meta:object-count="0" meta:page-count="3" meta:paragraph-count="176" meta:word-count="1697" meta:character-count="10026" meta:non-whitespace-character-count="8492"/>
    <meta:template xlink:type="simple" xlink:actuate="onRequest" xlink:title="Page vierge" xlink:href="../Fiches.odt" meta:date="2022-08-07T21:11:15.523000000"/>
  </office:meta>
</office:document-meta>
</file>